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, 'courier new', courier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Preformatted_20_Text">
      <style:text-properties fo:font-variant="normal" fo:text-transform="none" fo:color="#000000" fo:letter-spacing="normal" style:language-asian="zh" style:country-asian="CN"/>
    </style:style>
    <style:style style:name="P3" style:family="paragraph" style:parent-style-name="Preformatted_20_Text">
      <style:paragraph-properties fo:margin-top="0cm" fo:margin-bottom="0.265cm" style:line-height-at-least="0.635cm" fo:padding="0cm" fo:border="none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top="0cm" fo:margin-bottom="0.265cm" style:line-height-at-least="0.635cm" fo:padding="0cm" fo:border="none"/>
      <style:text-properties fo:font-variant="normal" fo:text-transform="none" fo:color="#000000" style:font-name="arial" fo:font-size="10.5pt" fo:letter-spacing="normal" fo:font-style="normal" fo:font-weight="normal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-asian="arial" style:font-size-asian="10.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如何将WP7系统的手机的搜索键改成锁屏</text:p>
      <text:p text:style-name="P1"/>
      <text:p text:style-name="P1"/>
      <text:p text:style-name="P2"><text:bookmark text:name="best-content-981850436"/><text:span text:style-name="T1">WP7</text:span><text:span text:style-name="T2">将搜索键，改成锁屏键</text:span><text:span text:style-name="T1">:</text:span></text:p>
      <text:p text:style-name="P3"><text:s/></text:p>
      <text:p text:style-name="P4">[HKEY_LOCAL_MACHINE→HARDWARE→devicemap→touch→buttons→3]</text:p>
      <text:p text:style-name="P3"><text:s/><text:span text:style-name="T2">进去，第四个选项</text:span><text:span text:style-name="T1">vkey</text:span><text:span text:style-name="T2">，把</text:span><text:span text:style-name="T1">Vkey</text:span><text:span text:style-name="T2">改成</text:span><text:span text:style-name="T1">129</text:span><text:span text:style-name="T2">，</text:span></text:p>
      <text:p text:style-name="P3"><text:span text:style-name="T2">注：修改注册表后重启手机才能生效，更改后，搜索键变锁屏了，但是震动还有</text:span><text:span text:style-name="T1">. </text:span><text:span text:style-name="T2">改成</text:span><text:span text:style-name="T1">149</text:span><text:span text:style-name="T2">可以禁用。</text:span></text:p>
      <text:p text:style-name="P3"><text:span text:style-name="T2">原始值</text:span><text:span text:style-name="T1">124</text:span><text:span text:style-name="T2">。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" svg:font-family="arial, 'courier new', courier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11S</meta:editing-duration>
    <meta:editing-cycles>3</meta:editing-cycles>
    <meta:generator>OpenOffice.org/3.4.1$Win32 OpenOffice.org_project/341m1$Build-9593</meta:generator>
    <dc:date>2013-02-24T19:40:23.82</dc:date>
    <meta:document-statistic meta:table-count="0" meta:image-count="0" meta:object-count="0" meta:page-count="1" meta:paragraph-count="7" meta:word-count="95" meta:character-count="168"/>
    <meta:user-defined meta:name="Info 1"/>
    <meta:user-defined meta:name="Info 2"/>
    <meta:user-defined meta:name="Info 3"/>
    <meta:user-defined meta:name="Info 4"/>
  </office:meta>
</office:document-meta>
</file>